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9.35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5.161cm"/>
    </style:style>
    <style:style style:name="co6" style:family="table-column">
      <style:table-column-properties fo:break-before="auto" style:column-width="7.1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UNCTION</text:p>
          </table:table-cell>
          <table:table-cell office:value-type="string">
            <text:p>ACTION</text:p>
          </table:table-cell>
          <table:table-cell office:value-type="string">
            <text:p>RESULT</text:p>
          </table:table-cell>
          <table:table-cell office:value-type="string">
            <text:p>ERRORS</text:p>
          </table:table-cell>
          <table:table-cell office:value-type="string">
            <text:p>NEED TO SET</text:p>
          </table:table-cell>
          <table:table-cell/>
        </table:table-row>
        <table:table-row table:style-name="ro1">
          <table:table-cell office:value-type="string">
            <text:p>file</text:p>
          </table:table-cell>
          <table:table-cell office:value-type="string">
            <text:p>record</text:p>
          </table:table-cell>
          <table:table-cell office:value-type="string">
            <text:p>button</text:p>
          </table:table-cell>
          <table:table-cell office:value-type="string">
            <text:p>start audio play from bluebar</text:p>
          </table:table-cell>
          <table:table-cell office:value-type="string">
            <text:p>currentbbt &lt;= bluebar</text:p>
          </table:table-cell>
          <table:table-cell office:value-type="string">
            <text:p>currentbbt if no chtc file ye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f currentbbt == 0, set to first sync in chtc (if available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ync key</text:p>
          </table:table-cell>
          <table:table-cell office:value-type="string">
            <text:p>sync loop using currentbb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ile</text:p>
          </table:table-cell>
          <table:table-cell office:value-type="string">
            <text:p>play</text:p>
          </table:table-cell>
          <table:table-cell office:value-type="string">
            <text:p>button</text:p>
          </table:table-cell>
          <table:table-cell office:value-type="string">
            <text:p>start audio play from bluebar</text:p>
          </table:table-cell>
          <table:table-cell office:value-type="string">
            <text:p>currentbbt &lt;= blueba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if currentbbt == 0, set to first sync in cht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ync key</text:p>
          </table:table-cell>
          <table:table-cell office:value-type="string">
            <text:p>start sync loop from currentbb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t</text:p>
          </table:table-cell>
          <table:table-cell office:value-type="string">
            <text:p>record</text:p>
          </table:table-cell>
          <table:table-cell office:value-type="string">
            <text:p>button</text:p>
          </table:table-cell>
          <table:table-cell office:value-type="string">
            <text:p>if currentbbt == 0, set to first sync in chtx (if available)</text:p>
          </table:table-cell>
          <table:table-cell office:value-type="string">
            <text:p>currentbbt == 0</text:p>
          </table:table-cell>
          <table:table-cell office:value-type="string">
            <text:p>currentbbt if no chtx file ye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ync key</text:p>
          </table:table-cell>
          <table:table-cell office:value-type="string">
            <text:p>sync loop using currentbb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t</text:p>
          </table:table-cell>
          <table:table-cell office:value-type="string">
            <text:p>play</text:p>
          </table:table-cell>
          <table:table-cell office:value-type="string">
            <text:p>button</text:p>
          </table:table-cell>
          <table:table-cell office:value-type="string">
            <text:p>if currentbbt == 0, set to first sync in chtx</text:p>
          </table:table-cell>
          <table:table-cell office:value-type="string">
            <text:p>currentbbt &lt; first syn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ync key</text:p>
          </table:table-cell>
          <table:table-cell office:value-type="string">
            <text:p>start sync loop from currentbb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ive</text:p>
          </table:table-cell>
          <table:table-cell office:value-type="string">
            <text:p>record</text:p>
          </table:table-cell>
          <table:table-cell office:value-type="string">
            <text:p>N/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ive</text:p>
          </table:table-cell>
          <table:table-cell office:value-type="string">
            <text:p>play</text:p>
          </table:table-cell>
          <table:table-cell office:value-type="string">
            <text:p>button</text:p>
          </table:table-cell>
          <table:table-cell office:value-type="string">
            <text:p>check currentbbt</text:p>
          </table:table-cell>
          <table:table-cell office:value-type="string">
            <text:p>currentbbt == 0</text:p>
          </table:table-cell>
          <table:table-cell office:value-type="string">
            <text:p>currentbb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event key</text:p>
          </table:table-cell>
          <table:table-cell office:value-type="string">
            <text:p>currentbbt++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25/07/2017</text:date>, <text:time>18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Maule</meta:initial-creator>
    <meta:creation-date>2017-07-24T22:15:07.92</meta:creation-date>
    <dc:date>2017-07-25T18:44:29.21</dc:date>
    <dc:creator>Derrick Maule</dc:creator>
    <meta:editing-duration>PT7H3M9S</meta:editing-duration>
    <meta:editing-cycles>12</meta:editing-cycles>
    <meta:generator>OpenOffice/4.1.2$Win32 OpenOffice.org_project/412m3$Build-9782</meta:generator>
    <meta:document-statistic meta:table-count="3" meta:cell-count="49" meta:object-count="0"/>
  </office:meta>
</office:document-meta>
</file>